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56cm" fo:min-width="6.612cm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08cm" fo:min-width="0.008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766cm" fo:min-width="0.516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nk Design Diagram</text:p>
          </draw:text-box>
        </draw:frame>
        <draw:custom-shape draw:style-name="gr1" draw:text-style-name="P2" xml:id="id1" draw:id="id1" draw:layer="layout" svg:width="7.112cm" svg:height="3.81cm" svg:x="8.382cm" svg:y="5.842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112cm" svg:height="3.81cm" svg:x="3.048cm" svg:y="11.684cm">
          <text:p text:style-name="P1">Bank Cli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.112cm" svg:height="3.81cm" svg:x="13.462cm" svg:y="11.684cm">
          <text:p text:style-name="P1">Bank Accou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3.81cm" svg:x="19.812cm" svg:y="16.51cm">
          <text:p text:style-name="P1">Fun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938cm" svg:y1="9.652cm" svg:x2="6.604cm" svg:y2="11.684cm" draw:start-shape="id1" draw:end-shape="id2" svg:d="M11938 9652v1016h-5334v1016" svg:viewBox="0 0 5335 2033">
          <text:p/>
        </draw:connector>
        <draw:connector draw:style-name="gr2" draw:text-style-name="P2" draw:layer="layout" svg:x1="11.938cm" svg:y1="9.652cm" svg:x2="17.018cm" svg:y2="11.684cm" draw:start-shape="id1" draw:end-shape="id3" svg:d="M11938 9652v1016h5080v1016" svg:viewBox="0 0 5081 2033">
          <text:p/>
        </draw:connector>
        <draw:custom-shape draw:style-name="gr3" draw:text-style-name="P3" draw:layer="layout" svg:width="1.016cm" svg:height="1.016cm" svg:x="3.048cm" svg:y="11.684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4" draw:text-style-name="P3" draw:layer="layout" svg:width="1.016cm" svg:height="1.016cm" svg:x="8.382cm" svg:y="5.842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Message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reate Account</text:p>
              </text:list-item>
              <text:list-item>
                <text:p>(un)Block Funds</text:p>
              </text:list-item>
              <text:list-item>
                <text:p>Withdraw Fund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nk Method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Open Account</text:p>
              </text:list-item>
              <text:list-item>
                <text:p>Withdraw Funds</text:p>
              </text:list-item>
              <text:list-item>
                <text:p>Block Funds</text:p>
              </text:list-item>
              <text:list-item>
                <text:p>Unblock Funds</text:p>
              </text:list-item>
              <text:list-item>
                <text:p>Shutdow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nk Account Method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et Fund</text:p>
              </text:list-item>
              <text:list-item>
                <text:p>Get Account Number</text:p>
              </text:list-item>
              <text:list-item>
                <text:p>Get Nam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nk Client Method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Has no public methods, receives instructions from socket based message passing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d Method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et Transaction History</text:p>
              </text:list-item>
              <text:list-item>
                <text:p>Get Available</text:p>
              </text:list-item>
              <text:list-item>
                <text:p>Add Blocked</text:p>
              </text:list-item>
              <text:list-item>
                <text:p>Remove Blocked</text:p>
              </text:list-item>
              <text:list-item>
                <text:p>Withdraw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0:48:01.709815354</meta:creation-date>
    <dc:date>2017-12-08T11:05:28.121529368</dc:date>
    <meta:editing-duration>PT5M36S</meta:editing-duration>
    <meta:editing-cycles>1</meta:editing-cycles>
    <meta:document-statistic meta:object-count="52"/>
    <meta:generator>LibreOffice/5.1.6.2$Linux_X86_64 LibreOffice_project/10m0$Build-2</meta:generator>
  </office:meta>
</office:document-meta>
</file>